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02000001D50000011EA2149D5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44cm" svg:height="10.088cm" svg:x="2.27cm" svg:y="1cm">
          <draw:image xlink:href="Pictures/20000002000001D50000011EA2149D5B.eps" xlink:type="simple" xlink:show="embed" xlink:actuate="onLoad">
            <text:p/>
          </draw:image>
        </draw:frame>
        <draw:custom-shape draw:style-name="gr2" draw:text-style-name="P2" draw:layer="layout" svg:width="3.81cm" svg:height="1.905cm" svg:x="7.985cm" svg:y="1cm">
          <text:p text:style-name="P1"><text:span text:style-name="T1">Thermal Path</text:span></text:p>
          <text:p text:style-name="P1"><text:span text:style-name="T1">To Case</text:span></text:p>
          <draw:enhanced-geometry svg:viewBox="0 0 21600 21600" draw:text-areas="800 800 20800 20800" draw:type="round-rectangular-callout" draw:modifiers="21928.7326161113 27810.28331584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175cm" svg:height="1.27cm" svg:x="6.08cm" svg:y="3.54cm">
          <text:p text:style-name="P3">Stationary Coils</text:p>
          <draw:enhanced-geometry svg:viewBox="0 0 21600 21600" draw:text-areas="800 800 20800 20800" draw:type="round-rectangular-callout" draw:modifiers="15179.8488664987 40701.80959874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1.905cm" svg:height="1.27cm" svg:x="1.635cm" svg:y="6.715cm">
          <text:p text:style-name="P3">Ball </text:p>
          <text:p text:style-name="P3">Bearing</text:p>
          <draw:enhanced-geometry svg:viewBox="0 0 21600 21600" draw:text-areas="800 800 20800 20800" draw:type="round-rectangular-callout" draw:modifiers="56187.1983210913 12134.0676632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1cm" svg:height="1.905cm" svg:x="2.27cm" svg:y="9.255cm">
          <text:p text:style-name="P3">Rotating</text:p>
          <text:p text:style-name="P3">Permanent</text:p>
          <text:p text:style-name="P3">Magnets</text:p>
          <draw:enhanced-geometry svg:viewBox="0 0 21600 21600" draw:text-areas="800 800 20800 20800" draw:type="round-rectangular-callout" draw:modifiers="37883.6001049593 -18472.19307450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81cm" svg:height="1.905cm" svg:x="13.7cm" svg:y="8.62cm">
          <text:p text:style-name="P3">Wires for</text:p>
          <text:p text:style-name="P3">Three Phases</text:p>
          <draw:enhanced-geometry svg:viewBox="0 0 21600 21600" draw:text-areas="800 800 20800 20800" draw:type="round-rectangular-callout" draw:modifiers="12916.924691682 -11627.28226652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3.175cm" svg:height="1.905cm" svg:x="16.875cm" svg:y="4.175cm">
          <text:p text:style-name="P3">Commutation</text:p>
          <text:p text:style-name="P3">Sensors</text:p>
          <draw:enhanced-geometry svg:viewBox="0 0 21600 21600" draw:text-areas="800 800 20800 20800" draw:type="round-rectangular-callout" draw:modifiers="-14112.0906801008 2334.522560335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lake Hannaford</meta:initial-creator>
    <meta:creation-date>2010-06-18T13:47:04</meta:creation-date>
    <dc:date>2010-06-18T14:00:54</dc:date>
    <dc:creator>Blake Hannaford</dc:creator>
    <meta:editing-duration>PT00H13M50S</meta:editing-duration>
    <meta:editing-cycles>2</meta:editing-cycles>
    <meta:generator>OpenOffice.org/3.2$Unix OpenOffice.org_project/320m12$Build-9483</meta:generator>
    <meta:document-statistic meta:object-count="7"/>
  </office:meta>
</office:document-meta>
</file>